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23f"/>
    </style:style>
    <style:style style:name="P2" style:family="paragraph" style:parent-style-name="Standard">
      <style:text-properties officeooo:rsid="0018923f" officeooo:paragraph-rsid="00189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GONZÁLEZ CONEJERO <text:s text:c="7"/></text:p>
      <text:p text:style-name="P1"/>
      <text:p text:style-name="P2">He creado dos versiones de la página, una con un tema claro y otro oscuro. Estas versiones están separadas por carpetas, una se llama dark-theme para el tema oscuro y la otra light-theme. </text:p>
      <text:p text:style-name="P2">Las he generado simplemente cambiar el valor de las variables de los temas de las primeras líneas del .scss, pudiendo cambiar los temas simplemente cambiando el valor de éstas y compilando nuevamente el arch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25:56.372058137</meta:creation-date>
    <meta:generator>LibreOffice/6.0.7.3$Linux_X86_64 LibreOffice_project/00m0$Build-3</meta:generator>
    <dc:date>2020-04-21T15:29:58.204160980</dc:date>
    <meta:editing-duration>PT4M4S</meta:editing-duration>
    <meta:editing-cycles>1</meta:editing-cycles>
    <meta:document-statistic meta:table-count="0" meta:image-count="0" meta:object-count="0" meta:page-count="1" meta:paragraph-count="3" meta:word-count="70" meta:character-count="430" meta:non-whitespace-character-count="354"/>
  </office:meta>
</office:document-meta>
</file>